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4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GUIRRE CONDORI, BERTH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GUIRRE CONDORI, EFRAI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AGUIRRE CONDORI BERTHA</text:p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CRIOLLOS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10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1600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011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5:50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07:05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1:02:41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